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d461" officeooo:paragraph-rsid="0001d461"/>
    </style:style>
    <style:style style:name="P2" style:family="paragraph" style:parent-style-name="Standard">
      <style:text-properties officeooo:rsid="0001d461" officeooo:paragraph-rsid="000306cf"/>
    </style:style>
    <style:style style:name="P3" style:family="paragraph" style:parent-style-name="Standard">
      <style:text-properties officeooo:rsid="000426c1" officeooo:paragraph-rsid="000426c1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0426c1" officeooo:paragraph-rsid="000426c1" style:font-size-asian="15pt" style:font-weight-asian="bold" style:font-size-complex="15pt" style:font-weight-complex="bold"/>
    </style:style>
    <style:style style:name="P5" style:family="paragraph" style:parent-style-name="Standard" style:list-style-name="L4">
      <style:text-properties officeooo:rsid="000426c1" officeooo:paragraph-rsid="000426c1"/>
    </style:style>
    <style:style style:name="P6" style:family="paragraph" style:parent-style-name="Standard">
      <style:text-properties fo:color="#c6c6c6" style:text-line-through-style="solid" style:text-line-through-type="single" fo:font-size="15pt" fo:font-weight="bold" officeooo:rsid="0001d461" officeooo:paragraph-rsid="0001d461" style:font-size-asian="15pt" style:font-weight-asian="bold" style:font-size-complex="15pt" style:font-weight-complex="bold"/>
    </style:style>
    <style:style style:name="P7" style:family="paragraph" style:parent-style-name="Standard" style:list-style-name="L2">
      <style:text-properties fo:color="#c6c6c6" style:text-line-through-style="solid" style:text-line-through-type="single" fo:font-weight="bold" officeooo:rsid="0001d461" officeooo:paragraph-rsid="0001d461" style:font-weight-asian="bold" style:font-weight-complex="bold"/>
    </style:style>
    <style:style style:name="P8" style:family="paragraph" style:parent-style-name="Standard" style:list-style-name="L1">
      <style:text-properties fo:color="#c6c6c6" style:text-line-through-style="solid" style:text-line-through-type="single" fo:font-weight="bold" officeooo:rsid="0001d461" officeooo:paragraph-rsid="0001d461" style:font-weight-asian="bold" style:font-weight-complex="bold"/>
    </style:style>
    <style:style style:name="P9" style:family="paragraph" style:parent-style-name="Standard" style:list-style-name="L3">
      <style:text-properties fo:color="#c6c6c6" style:text-line-through-style="solid" style:text-line-through-type="single" fo:font-weight="bold" officeooo:rsid="0001d461" officeooo:paragraph-rsid="000306cf" style:font-weight-asian="bold" style:font-weight-complex="bold"/>
    </style:style>
    <style:style style:name="P10" style:family="paragraph" style:parent-style-name="Standard" style:list-style-name="L2">
      <style:text-properties fo:color="#c6c6c6" style:text-line-through-style="solid" style:text-line-through-type="single" officeooo:rsid="0001d461" officeooo:paragraph-rsid="0001d461"/>
    </style:style>
    <style:style style:name="P11" style:family="paragraph" style:parent-style-name="Standard" style:list-style-name="L2">
      <style:text-properties fo:color="#c6c6c6" style:text-line-through-style="solid" style:text-line-through-type="single" officeooo:rsid="0001d461" officeooo:paragraph-rsid="0005ff76"/>
    </style:style>
    <style:style style:name="P12" style:family="paragraph" style:parent-style-name="Standard" style:list-style-name="L2">
      <style:text-properties fo:color="#c6c6c6" style:text-line-through-style="solid" style:text-line-through-type="single" officeooo:rsid="0001d461" officeooo:paragraph-rsid="0009ef4c"/>
    </style:style>
    <style:style style:name="P13" style:family="paragraph" style:parent-style-name="Standard" style:list-style-name="L1">
      <style:text-properties fo:color="#c6c6c6" style:text-line-through-style="solid" style:text-line-through-type="single" officeooo:rsid="0001d461" officeooo:paragraph-rsid="0001d461"/>
    </style:style>
    <style:style style:name="P14" style:family="paragraph" style:parent-style-name="Standard" style:list-style-name="L1">
      <style:text-properties fo:color="#c6c6c6" style:text-line-through-style="solid" style:text-line-through-type="single" officeooo:rsid="0001d461" officeooo:paragraph-rsid="0005ff76"/>
    </style:style>
    <style:style style:name="P15" style:family="paragraph" style:parent-style-name="Standard" style:list-style-name="L3">
      <style:text-properties fo:color="#c6c6c6" style:text-line-through-style="solid" style:text-line-through-type="single" officeooo:rsid="0001d461" officeooo:paragraph-rsid="000306cf"/>
    </style:style>
    <style:style style:name="P16" style:family="paragraph" style:parent-style-name="Standard" style:list-style-name="L3">
      <style:text-properties fo:color="#c6c6c6" style:text-line-through-style="solid" style:text-line-through-type="single" officeooo:rsid="0001d461" officeooo:paragraph-rsid="0005ff76"/>
    </style:style>
    <style:style style:name="P17" style:family="paragraph" style:parent-style-name="Standard" style:list-style-name="L3">
      <style:text-properties fo:color="#c6c6c6" style:text-line-through-style="solid" style:text-line-through-type="single" officeooo:rsid="0001d461" officeooo:paragraph-rsid="0009ef4c"/>
    </style:style>
    <style:style style:name="P18" style:family="paragraph" style:parent-style-name="Standard" style:list-style-name="L2">
      <style:text-properties fo:color="#c6c6c6" style:text-line-through-style="solid" style:text-line-through-type="single" officeooo:rsid="000914fa" officeooo:paragraph-rsid="000914fa"/>
    </style:style>
    <style:style style:name="P19" style:family="paragraph" style:parent-style-name="Standard" style:list-style-name="L3">
      <style:text-properties fo:color="#c6c6c6" style:text-line-through-style="solid" style:text-line-through-type="single" officeooo:rsid="000306cf" officeooo:paragraph-rsid="0005ff76"/>
    </style:style>
    <style:style style:name="P20" style:family="paragraph" style:parent-style-name="Standard" style:list-style-name="L4">
      <style:text-properties fo:color="#c6c6c6" style:text-line-through-style="solid" style:text-line-through-type="single" officeooo:rsid="000426c1" officeooo:paragraph-rsid="000426c1"/>
    </style:style>
    <style:style style:name="P21" style:family="paragraph" style:parent-style-name="Standard" style:list-style-name="L5">
      <style:text-properties fo:color="#c6c6c6" style:text-line-through-style="solid" style:text-line-through-type="single" officeooo:rsid="000426c1" officeooo:paragraph-rsid="000426c1"/>
    </style:style>
    <style:style style:name="P22" style:family="paragraph" style:parent-style-name="Standard">
      <style:text-properties fo:color="#c6c6c6" style:text-line-through-style="solid" style:text-line-through-type="single" officeooo:rsid="000426c1" officeooo:paragraph-rsid="000426c1"/>
    </style:style>
    <style:style style:name="P23" style:family="paragraph" style:parent-style-name="Standard" style:list-style-name="L6">
      <style:text-properties fo:color="#c6c6c6" style:text-line-through-style="solid" style:text-line-through-type="single" officeooo:rsid="000426c1" officeooo:paragraph-rsid="000426c1"/>
    </style:style>
    <style:style style:name="P24" style:family="paragraph" style:parent-style-name="Standard" style:list-style-name="L4">
      <style:text-properties fo:color="#c6c6c6" style:text-line-through-style="solid" style:text-line-through-type="single" officeooo:rsid="0005ff76" officeooo:paragraph-rsid="0005ff76"/>
    </style:style>
    <style:style style:name="T1" style:family="text">
      <style:text-properties officeooo:rsid="0001d461"/>
    </style:style>
    <style:style style:name="T2" style:family="text">
      <style:text-properties officeooo:rsid="000306cf"/>
    </style:style>
    <style:style style:name="T3" style:family="text">
      <style:text-properties officeooo:rsid="0005ff7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306cf" style:font-weight-asian="bold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officeooo:rsid="000914fa"/>
    </style:style>
    <style:style style:name="T8" style:family="text">
      <style:text-properties officeooo:rsid="0009ef4c"/>
    </style:style>
    <style:style style:name="T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erson Class</text:p>
      <text:list xml:id="list3987081035" text:style-name="L1">
        <text:list-item>
          <text:p text:style-name="P8">constructor</text:p>
          <text:list>
            <text:list-item>
              <text:p text:style-name="P13">_name</text:p>
            </text:list-item>
            <text:list-item>
              <text:p text:style-name="P13">_address</text:p>
            </text:list-item>
          </text:list>
        </text:list-item>
        <text:list-item>
          <text:p text:style-name="P13"><text:span text:style-name="T4">getName</text:span> &gt;&gt;&gt; return _name</text:p>
        </text:list-item>
        <text:list-item>
          <text:p text:style-name="P13"><text:span text:style-name="T4">setName</text:span>(name) &gt;&gt;&gt; change _name</text:p>
        </text:list-item>
        <text:list-item>
          <text:p text:style-name="P13"><text:span text:style-name="T4">getAddress</text:span> &gt;&gt;&gt; return _address</text:p>
        </text:list-item>
        <text:list-item>
          <text:p text:style-name="P14"><text:span text:style-name="T4">setAddress</text:span>(<text:span text:style-name="T3">address</text:span>) &gt;&gt;&gt; change _address</text:p>
        </text:list-item>
        <text:list-item>
          <text:p text:style-name="P13"><text:span text:style-name="T4">destructor</text:span> &gt;&gt;&gt; print ‘I have been deleted’</text:p>
        </text:list-item>
      </text:list>
      <text:p text:style-name="P1"/>
      <text:p text:style-name="P6">Employee Class: <text:span text:style-name="T6">sub-class of person</text:span></text:p>
      <text:list xml:id="list909677127" text:style-name="L2">
        <text:list-item>
          <text:p text:style-name="P7">constructor</text:p>
          <text:list>
            <text:list-item>
              <text:p text:style-name="P10">number (int)</text:p>
            </text:list-item>
            <text:list-item>
              <text:p text:style-name="P10">__salary (float)</text:p>
            </text:list-item>
            <text:list-item>
              <text:p text:style-name="P10">__jobTitle (str)</text:p>
            </text:list-item>
            <text:list-item>
              <text:p text:style-name="P10">__loans (list)</text:p>
            </text:list-item>
          </text:list>
        </text:list-item>
        <text:list-item>
          <text:p text:style-name="P10"><text:span text:style-name="T4">getSalary</text:span> &gt;&gt;&gt; return __salary</text:p>
        </text:list-item>
        <text:list-item>
          <text:p text:style-name="P11"><text:span text:style-name="T4">setSalary</text:span>(<text:span text:style-name="T3">salary</text:span>) &gt;&gt;&gt; change __salary</text:p>
        </text:list-item>
        <text:list-item>
          <text:p text:style-name="P10"><text:span text:style-name="T4">getJobTitle</text:span> &gt;&gt;&gt; return __jobTitle</text:p>
        </text:list-item>
        <text:list-item>
          <text:p text:style-name="P11"><text:span text:style-name="T4">setJobTitle</text:span>(<text:span text:style-name="T3">jobTitle</text:span>) &gt;&gt;&gt; change __jobTitle</text:p>
        </text:list-item>
        <text:list-item>
          <text:p text:style-name="P18"><text:span text:style-name="T4">getLoans</text:span> &gt;&gt;&gt; return __loans list</text:p>
        </text:list-item>
        <text:list-item>
          <text:p text:style-name="P10"><text:span text:style-name="T4">getTotalLoans</text:span> &gt;&gt;&gt; return summation of __loans <text:span text:style-name="T8">using sum() function</text:span></text:p>
        </text:list-item>
        <text:list-item>
          <text:p text:style-name="P10"><text:span text:style-name="T4">getMaxLoan</text:span> &gt;&gt;&gt; return maximum __loan <text:span text:style-name="T8">using max() function<text:tab/></text:span></text:p>
        </text:list-item>
        <text:list-item>
          <text:p text:style-name="P12"><text:span text:style-name="T4">getMinLoan</text:span> &gt;&gt;&gt; return minimum __loan <text:s/><text:span text:style-name="T8">using min() function</text:span></text:p>
        </text:list-item>
        <text:list-item>
          <text:p text:style-name="P11"><text:span text:style-name="T4">setLoans</text:span>(<text:span text:style-name="T3">list(loans)</text:span>) &gt;&gt;&gt; change __loans list</text:p>
        </text:list-item>
        <text:list-item>
          <text:p text:style-name="P11"><text:span text:style-name="T4">setNewLoan</text:span>(<text:span text:style-name="T3">loan</text:span>) &gt;&gt;&gt; add new __loan to the list <text:span text:style-name="T8">using append() function</text:span></text:p>
        </text:list-item>
        <text:list-item>
          <text:p text:style-name="P10"><text:span text:style-name="T4">printInfo</text:span> &gt;&gt;&gt; print all information including <text:span text:style-name="T7">loans and </text:span>total loans</text:p>
        </text:list-item>
        <text:list-item>
          <text:p text:style-name="P10"><text:span text:style-name="T4">destructor</text:span> &gt;&gt;&gt; print ‘ I have been deleted’</text:p>
        </text:list-item>
      </text:list>
      <text:p text:style-name="P1"/>
      <text:p text:style-name="P6">Student Class: <text:span text:style-name="T6">sub-class of person</text:span></text:p>
      <text:list xml:id="list1456163729" text:style-name="L3">
        <text:list-item>
          <text:p text:style-name="P9">constructor</text:p>
          <text:list>
            <text:list-item>
              <text:p text:style-name="P15">number (int)</text:p>
            </text:list-item>
            <text:list-item>
              <text:p text:style-name="P15">__<text:span text:style-name="T2">subject </text:span>(str)</text:p>
            </text:list-item>
            <text:list-item>
              <text:p text:style-name="P15">__<text:span text:style-name="T2">marks </text:span>(<text:span text:style-name="T2">dic</text:span>)</text:p>
            </text:list-item>
          </text:list>
        </text:list-item>
        <text:list-item>
          <text:p text:style-name="P15"><text:span text:style-name="T4">getS</text:span><text:span text:style-name="T5">ubject</text:span><text:span text:style-name="T2"> </text:span>&gt;&gt;&gt; return __<text:span text:style-name="T2">subject</text:span></text:p>
        </text:list-item>
        <text:list-item>
          <text:p text:style-name="P16"><text:span text:style-name="T4">setS</text:span><text:span text:style-name="T5">ubject</text:span>(<text:span text:style-name="T3">subject</text:span>) &gt;&gt;&gt; change __<text:span text:style-name="T2">subject</text:span></text:p>
        </text:list-item>
        <text:list-item>
          <text:p text:style-name="P17"><text:span text:style-name="T4">get</text:span><text:span text:style-name="T5">Marks</text:span><text:span text:style-name="T2"> </text:span>&gt;&gt;&gt; return __<text:span text:style-name="T2">marks as dic (key &gt;&gt; subject: value &gt;&gt; mark)</text:span></text:p>
        </text:list-item>
        <text:list-item>
          <text:p text:style-name="P16"><text:span text:style-name="T4">set</text:span><text:span text:style-name="T5">Marks</text:span>(<text:span text:style-name="T3">dic(marks)</text:span>) &gt;&gt;&gt; change __<text:span text:style-name="T2">marks dic</text:span></text:p>
        </text:list-item>
        <text:list-item>
          <text:p text:style-name="P19"><text:span text:style-name="T4">setNewMark</text:span><text:span text:style-name="T1">(mark) </text:span>&gt;&gt;&gt; add new __mark to the dic <text:span text:style-name="T3">(mark as key and value)</text:span></text:p>
        </text:list-item>
        <text:list-item>
          <text:p text:style-name="P15"><text:span text:style-name="T4">get</text:span><text:span text:style-name="T5">Avg </text:span>&gt;&gt;&gt; return <text:span text:style-name="T2">average </text:span>of __<text:span text:style-name="T2">marks</text:span></text:p>
        </text:list-item>
        <text:list-item>
          <text:p text:style-name="P15"><text:span text:style-name="T4">get</text:span><text:span text:style-name="T5">AMarks</text:span>&gt;&gt;&gt; return <text:span text:style-name="T2">list of A __marks using filter where mark <text:s/>&gt;= 90</text:span></text:p>
        </text:list-item>
        <text:list-item>
          <text:p text:style-name="P15"><text:span text:style-name="T4">printInfo</text:span> &gt;&gt;&gt; print all information including <text:span text:style-name="T2">student’s average</text:span></text:p>
        </text:list-item>
        <text:list-item>
          <text:p text:style-name="P15"><text:span text:style-name="T4">destructor</text:span> &gt;&gt;&gt; print ‘ I have been deleted’</text:p>
        </text:list-item>
      </text:list>
      <text:p text:style-name="P2"/>
      <text:p text:style-name="P2"/>
      <text:p text:style-name="P2"/>
      <text:p text:style-name="P2"/>
      <text:p text:style-name="P2"/>
      <text:p text:style-name="P4"><text:soft-page-break/>Objectives</text:p>
      <text:list xml:id="list904219734" text:style-name="L4">
        <text:list-item>
          <text:p text:style-name="P20">EmployeesList contains all employees objects</text:p>
        </text:list-item>
        <text:list-item>
          <text:p text:style-name="P20">StudentsList contains all students objects</text:p>
        </text:list-item>
        <text:list-item>
          <text:p text:style-name="P20">print number of employees (length on EmployeesList)</text:p>
        </text:list-item>
        <text:list-item>
          <text:p text:style-name="P20">print number of students (length on StudentsList)</text:p>
        </text:list-item>
        <text:list-item>
          <text:p text:style-name="P20">print all employees information using for loop and EmployeesList including loans and total loans</text:p>
        </text:list-item>
        <text:list-item>
          <text:p text:style-name="P20">print all students information using for loop and StudentsList including average</text:p>
        </text:list-item>
        <text:list-item>
          <text:p text:style-name="P20">print the highest student average using reduce and StudentsList</text:p>
        </text:list-item>
        <text:list-item>
          <text:p text:style-name="P20">print the minimum loan of all employees using reduce and EmployeesList</text:p>
        </text:list-item>
        <text:list-item>
          <text:p text:style-name="P20">print the maximum loan of all employees using reduce and EmployeesList</text:p>
        </text:list-item>
        <text:list-item>
          <text:p text:style-name="P20">print total loans for each employee and the grand total of all loans</text:p>
        </text:list-item>
        <text:list-item>
          <text:p text:style-name="P20">make a dictionary consisting of</text:p>
        </text:list-item>
      </text:list>
      <text:list xml:id="list2782393868" text:style-name="L5">
        <text:list-item>
          <text:list>
            <text:list-item>
              <text:list>
                <text:list-item>
                  <text:p text:style-name="P21">key: employee number</text:p>
                </text:list-item>
                <text:list-item>
                  <text:p text:style-name="P21">value: loans list</text:p>
                </text:list-item>
              </text:list>
            </text:list-item>
          </text:list>
        </text:list-item>
      </text:list>
      <text:p text:style-name="P22"><text:tab/>and print it</text:p>
      <text:list xml:id="list174717631165161" text:continue-list="list904219734" text:style-name="L4">
        <text:list-item>
          <text:p text:style-name="P20"><text:span text:style-name="T9">using reduce </text:span>get and print the highest and lowest loans for each employees</text:p>
        </text:list-item>
        <text:list-item>
          <text:p text:style-name="P20">print students information for those who got A <text:s/>(score&gt;=90) using filter</text:p>
        </text:list-item>
      </text:list>
      <text:list xml:id="list2275534246" text:style-name="L6">
        <text:list-item>
          <text:list>
            <text:list-item>
              <text:list>
                <text:list-item>
                  <text:p text:style-name="P23">name</text:p>
                </text:list-item>
                <text:list-item>
                  <text:p text:style-name="P23">subject</text:p>
                </text:list-item>
              </text:list>
            </text:list-item>
          </text:list>
        </text:list-item>
      </text:list>
      <text:list xml:id="list174718301180439" text:continue-list="list174717631165161" text:style-name="L4">
        <text:list-item>
          <text:p text:style-name="P24">print the highest employee salary</text:p>
        </text:list-item>
        <text:list-item>
          <text:p text:style-name="P24">print the lowest employee salary</text:p>
        </text:list-item>
        <text:list-item>
          <text:p text:style-name="P24">print the the total employees salaries</text:p>
        </text:list-item>
        <text:list-item>
          <text:p text:style-name="P24">delete all objects for employees and students</text:p>
          <text:list>
            <text:list-header>
              <text:p text:style-name="P5"/>
            </text:list-header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09:57:47.762077209</meta:creation-date>
    <meta:generator>LibreOffice/6.0.7.3$Linux_X86_64 LibreOffice_project/00m0$Build-3</meta:generator>
    <dc:date>2019-11-26T17:28:06.473417601</dc:date>
    <meta:editing-duration>PT1H35M36S</meta:editing-duration>
    <meta:editing-cycles>10</meta:editing-cycles>
    <meta:document-statistic meta:table-count="0" meta:image-count="0" meta:object-count="0" meta:page-count="2" meta:paragraph-count="64" meta:word-count="422" meta:character-count="2545" meta:non-whitespace-character-count="2241"/>
  </office:meta>
</office:document-meta>
</file>